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tContainerManager.setEclipseRunner( EclipseRunTests theRun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ContainerManager.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ntContainerManager.preparationD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ContainerManager.prepareCactusTests( IJavaProject theJavaProject , IProgressMonitor thePM , IContainerProvider theProvi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AntContainerManager.getAllAntArguments( String [ ] theProviderArgu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ntContainerManager.teardownCactusTests( IProgressMonitor thePM , IContainerProvider theProvid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ntContainerManager.getContainerProvid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ntContainerManager.tearDow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ntContainerManager.createAntLaunchConfiguration( String [ ] theProviderArguments , String theTarg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AntContainerManager.createWar( IJavaProject theJavaProject , IProgressMonitor theP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tContainerManager.getShe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ContainerManager.prepare( final IJavaProject theJavaProjec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AntContainerManager.getString( String [ ] theStringArra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ntContainerManager.init( int thePort , String theTargetDir , Hashtable theHomes , String theContextURLPath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AntContainerManager.AntContainerManager( String theBuildFilePath , int thePort , String theTargetDir , Hashtable theHomes , String theContextURL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tContainerManager.cancelPreparation( final IContainerProvider theProvid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AntContainerManager.run( IProgressMonitor theP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